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geFrom</text:p>
          </table:table-cell>
          <table:table-cell office:value-type="string" calcext:value-type="string">
            <text:p>AgeTo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table:style-name="ce1" office:value-type="string" calcext:value-type="string">
            <text:p>CF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6532" calcext:value-type="float">
            <text:p>566532</text:p>
          </table:table-cell>
          <table:table-cell office:value-type="float" office:value="151" calcext:value-type="float">
            <text:p>151</text:p>
          </table:table-cell>
          <table:table-cell table:formula="of:=[.D2]/[.C2]" office:value-type="percentage" office:value="0.000266533929239655" calcext:value-type="percentage">
            <text:p>0,03 %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765944" calcext:value-type="float">
            <text:p>2765944</text:p>
          </table:table-cell>
          <table:table-cell office:value-type="float" office:value="300" calcext:value-type="float">
            <text:p>300</text:p>
          </table:table-cell>
          <table:table-cell table:formula="of:=[.D3]/[.C3]" office:value-type="percentage" office:value="0.000108462065754043" calcext:value-type="percentage">
            <text:p>0,01 %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6013632" calcext:value-type="float">
            <text:p>6013632</text:p>
          </table:table-cell>
          <table:table-cell office:value-type="float" office:value="2531" calcext:value-type="float">
            <text:p>2531</text:p>
          </table:table-cell>
          <table:table-cell table:formula="of:=[.D4]/[.C4]" office:value-type="percentage" office:value="0.000420877100560859" calcext:value-type="percentage">
            <text:p>0,04 %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82518" calcext:value-type="float">
            <text:p>4382518</text:p>
          </table:table-cell>
          <table:table-cell office:value-type="float" office:value="5830" calcext:value-type="float">
            <text:p>5830</text:p>
          </table:table-cell>
          <table:table-cell table:formula="of:=[.D5]/[.C5]" office:value-type="percentage" office:value="0.00133028546602661" calcext:value-type="percentage">
            <text:p>0,13 %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967598" calcext:value-type="float">
            <text:p>3967598</text:p>
          </table:table-cell>
          <table:table-cell office:value-type="float" office:value="14253" calcext:value-type="float">
            <text:p>14253</text:p>
          </table:table-cell>
          <table:table-cell table:formula="of:=[.D6]/[.C6]" office:value-type="percentage" office:value="0.00359234982979626" calcext:value-type="percentage">
            <text:p>0,36 %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418654" calcext:value-type="float">
            <text:p>5418654</text:p>
          </table:table-cell>
          <table:table-cell office:value-type="float" office:value="72592" calcext:value-type="float">
            <text:p>72592</text:p>
          </table:table-cell>
          <table:table-cell table:formula="of:=[.D7]/[.C7]" office:value-type="percentage" office:value="0.0133966848593765" calcext:value-type="percentage">
            <text:p>1,34 %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1994091" calcext:value-type="float">
            <text:p>1994091</text:p>
          </table:table-cell>
          <table:table-cell office:value-type="float" office:value="103451" calcext:value-type="float">
            <text:p>103451</text:p>
          </table:table-cell>
          <table:table-cell table:formula="of:=[.D8]/[.C8]" office:value-type="percentage" office:value="0.0518787758432288" calcext:value-type="percentage">
            <text:p>5,19 %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031894" calcext:value-type="float">
            <text:p>1031894</text:p>
          </table:table-cell>
          <table:table-cell office:value-type="float" office:value="131716" calcext:value-type="float">
            <text:p>131716</text:p>
          </table:table-cell>
          <table:table-cell table:formula="of:=[.D9]/[.C9]" office:value-type="percentage" office:value="0.127644893758467" calcext:value-type="percentage">
            <text:p>12,76 %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96403" calcext:value-type="float">
            <text:p>596403</text:p>
          </table:table-cell>
          <table:table-cell office:value-type="float" office:value="149371" calcext:value-type="float">
            <text:p>149371</text:p>
          </table:table-cell>
          <table:table-cell table:formula="of:=[.D10]/[.C10]" office:value-type="percentage" office:value="0.250453133200202" calcext:value-type="percentage">
            <text:p>25,05 %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table:formula="of:=SUM([.C2:.C10])" office:value-type="float" office:value="26737266" calcext:value-type="float">
            <text:p>26737266</text:p>
          </table:table-cell>
          <table:table-cell table:style-name="Default" table:formula="of:=SUM([.D2:.D10])" office:value-type="float" office:value="480195" calcext:value-type="float">
            <text:p>480195</text:p>
          </table:table-cell>
          <table:table-cell table:formula="of:=[.D11]/[.C11]" office:value-type="percentage" office:value="0.017959764472553" calcext:value-type="percentage">
            <text:p>1,80 %</text:p>
          </table:table-cell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1-06-10T21:46:24.590071549</meta:creation-date>
    <dc:date>2021-06-11T13:46:20.613515763</dc:date>
    <dc:creator>Thomas Arend</dc:creator>
    <meta:editing-duration>PT15H49M41S</meta:editing-duration>
    <meta:editing-cycles>2</meta:editing-cycles>
    <meta:generator>LibreOffice/7.0.4.2$Linux_X86_64 LibreOffice_project/00$Build-2</meta:generator>
    <meta:document-statistic meta:table-count="1" meta:cell-count="53" meta:object-count="0"/>
  </office:meta>
</office:document-meta>
</file>